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10b1c0" officeooo:paragraph-rsid="0010b1c0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140fa6" officeooo:paragraph-rsid="00140fa6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paragraph-rsid="0010b1c0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paragraph-rsid="0011ffbe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11ffbe" officeooo:paragraph-rsid="0011ffbe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style:font-name="sans-serif" fo:font-size="10.5pt" fo:letter-spacing="normal" fo:font-style="normal" fo:font-weight="normal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rsid="0012e898" officeooo:paragraph-rsid="0012e898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color="#000000" fo:font-style="normal" style:text-underline-style="none" fo:font-weight="normal" officeooo:rsid="0012e898" officeooo:paragraph-rsid="0012e898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2e898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1" style:family="paragraph" style:parent-style-name="Text_20_body" style:list-style-name="L1">
      <style:paragraph-properties fo:margin-top="0cm" fo:margin-bottom="0cm" loext:contextual-spacing="false" fo:orphans="2" fo:widows="2" fo:padding="0cm" fo:border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7" style:family="text">
      <style:text-properties fo:font-variant="normal" fo:text-transform="none" fo:color="#202122" style:font-name="sans-serif" fo:font-size="10.5pt" fo:letter-spacing="normal" fo:font-style="normal" fo:font-weight="bold"/>
    </style:style>
    <style:style style:name="T8" style:family="text">
      <style:text-properties fo:font-variant="normal" fo:text-transform="none" fo:color="#202122" style:font-name="sans-serif" fo:font-size="10.5pt" fo:letter-spacing="normal" fo:font-style="italic" fo:font-weight="bold"/>
    </style:style>
    <style:style style:name="T9" style:family="text">
      <style:text-properties fo:font-variant="normal" fo:text-transform="none" fo:color="#202122" style:font-name="sans-serif" fo:font-size="10.5pt" fo:letter-spacing="normal" fo:font-style="italic" fo:font-weight="normal"/>
    </style:style>
    <style:style style:name="T10" style:family="text">
      <style:text-properties fo:font-variant="normal" fo:text-transform="none" fo:color="#202122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202122" style:text-line-through-style="none" style:text-line-through-type="none" style:font-name="sans-serif" fo:font-size="10.5pt" fo:letter-spacing="normal" fo:font-style="normal" style:text-underline-style="none" fo:font-weight="normal" officeooo:rsid="00140fa6" style:text-blinking="false"/>
    </style:style>
    <style:style style:name="T12" style:family="text">
      <style:text-properties fo:font-variant="normal" fo:text-transform="none" fo:color="#202122" style:text-line-through-style="none" style:text-line-through-type="none" style:font-name="sans-serif" fo:font-size="10.5pt" fo:letter-spacing="normal" fo:font-style="normal" style:text-underline-style="none" fo:font-weight="bold" style:text-blinking="false"/>
    </style:style>
    <style:style style:name="T13" style:family="text">
      <style:text-properties fo:font-variant="normal" fo:text-transform="none" fo:color="#202122" style:text-line-through-style="none" style:text-line-through-type="none" style:font-name="sans-serif" fo:font-size="10.5pt" fo:letter-spacing="normal" fo:font-style="italic" style:text-underline-style="none" fo:font-weight="bold" style:text-blinking="false"/>
    </style:style>
    <style:style style:name="T14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6" style:family="text">
      <style:text-properties fo:font-variant="normal" fo:text-transform="none" style:font-name="sans-serif" fo:font-size="10.5pt" fo:letter-spacing="normal"/>
    </style:style>
    <style:style style:name="T17" style:family="text">
      <style:text-properties fo:font-variant="normal" fo:text-transform="none" style:font-name="sans-serif" fo:font-size="10.5pt" fo:letter-spacing="normal" fo:font-style="normal"/>
    </style:style>
    <style:style style:name="T18" style:family="text">
      <style:text-properties fo:font-variant="normal" fo:text-transform="none" style:font-name="sans-serif" fo:font-size="10.5pt" fo:letter-spacing="normal" fo:font-style="normal" fo:font-weight="normal"/>
    </style:style>
    <style:style style:name="T19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20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21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fo:font-weight="normal" officeooo:rsid="00140fa6" style:text-blinking="false"/>
    </style:style>
    <style:style style:name="T23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fo:font-weight="normal" officeooo:rsid="00140fa6" style:text-blinking="false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fo:font-weight="bold" style:text-blinking="false"/>
    </style:style>
    <style:style style:name="T26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style:text-blinking="false"/>
    </style:style>
    <style:style style:name="T27" style:family="text">
      <style:text-properties fo:font-variant="normal" fo:text-transform="none" style:text-line-through-style="none" style:text-line-through-type="none" style:font-name="sans-serif" fo:font-size="10.5pt" fo:letter-spacing="normal" fo:font-style="italic" style:text-underline-style="none" fo:font-weight="bold" style:text-blinking="false"/>
    </style:style>
    <style:style style:name="T28" style:family="text">
      <style:text-properties fo:font-variant="normal" fo:text-transform="none" style:text-line-through-style="none" style:text-line-through-type="none" style:font-name="sans-serif" fo:font-size="10.5pt" fo:letter-spacing="normal" style:text-underline-style="none" style:text-blinking="false"/>
    </style:style>
    <style:style style:name="T29" style:family="text">
      <style:text-properties fo:font-variant="normal" fo:text-transform="none" style:text-line-through-style="none" style:text-line-through-type="none" style:font-name="sans-serif" fo:font-size="10.5pt" fo:letter-spacing="normal" style:text-blinking="false"/>
    </style:style>
    <style:style style:name="T30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31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officeooo:rsid="0012e898" style:text-blinking="false" fo:background-color="#ffffff" loext:char-shading-value="0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officeooo:rsid="0015fce6" style:text-blinking="false" fo:background-color="#ffffff" loext:char-shading-value="0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officeooo:rsid="00140fa6" style:text-blinking="false"/>
    </style:style>
    <style:style style:name="T37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style:text-blinking="false" style:font-weight-asian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officeooo:rsid="00140fa6" style:text-blinking="false" style:font-weight-asian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officeooo:rsid="00140fa6" style:text-blinking="false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officeooo:rsid="0012e898" style:text-blinking="false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officeooo:rsid="0015fce6" style:text-blinking="false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bold" style:text-blinking="false"/>
    </style:style>
    <style:style style:name="T44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bold" style:text-blinking="false" style:font-weight-asian="bold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bold" officeooo:rsid="00140fa6" style:text-blinking="false" style:font-weight-asian="bold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bold" style:text-blinking="false" fo:background-color="#ffffff" loext:char-shading-value="0" style:font-style-asian="normal" style:font-weight-asian="bold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bold" officeooo:rsid="0012e898" style:text-blinking="false" fo:background-color="#ffffff" loext:char-shading-value="0" style:font-style-asian="normal" style:font-weight-asian="bold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bold" style:text-blinking="false" style:font-style-asian="normal" style:font-weight-asian="bold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bold" officeooo:rsid="00140fa6" style:text-blinking="false" style:font-style-asian="normal" style:font-weight-asian="bold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bold" officeooo:rsid="0012e898" style:text-blinking="false" style:font-style-asian="normal" style:font-weight-asian="bold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style:text-blinking="false"/>
    </style:style>
    <style:style style:name="T53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style:text-blinking="false" fo:background-color="#ffffff" loext:char-shading-value="0"/>
    </style:style>
    <style:style style:name="T54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style:text-blinking="false" fo:background-color="#ffffff" loext:char-shading-value="0" style:font-style-asian="normal" style:font-style-complex="normal"/>
    </style:style>
    <style:style style:name="T55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officeooo:rsid="0012e898" style:text-blinking="false" fo:background-color="#ffffff" loext:char-shading-value="0" style:font-style-asian="normal" style:font-style-complex="normal"/>
    </style:style>
    <style:style style:name="T56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officeooo:rsid="00140fa6" style:text-blinking="false"/>
    </style:style>
    <style:style style:name="T57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style:text-blinking="false" style:font-style-asian="normal" style:font-style-complex="normal"/>
    </style:style>
    <style:style style:name="T58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officeooo:rsid="00140fa6" style:text-blinking="false" style:font-style-asian="normal" style:font-style-complex="normal"/>
    </style:style>
    <style:style style:name="T59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officeooo:rsid="0012e898" style:text-blinking="false" style:font-style-asian="normal" style:font-style-complex="normal"/>
    </style:style>
    <style:style style:name="T60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fo:font-weight="normal" style:text-blinking="false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fo:font-weight="normal" officeooo:rsid="00140fa6" style:text-blinking="false" style:font-style-asian="normal" style:font-weight-asian="normal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fo:font-weight="normal" officeooo:rsid="0012e898" style:text-blinking="false" style:font-style-asian="normal" style:font-weight-asian="normal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fo:font-weight="normal" style:text-blinking="false" fo:background-color="#ffffff" loext:char-shading-value="0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fo:font-weight="normal" officeooo:rsid="0012e898" style:text-blinking="false" fo:background-color="#ffffff" loext:char-shading-value="0" style:font-style-asian="normal" style:font-weight-asian="normal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solid" style:text-underline-width="auto" style:text-underline-color="font-color" fo:font-weight="normal" style:text-blinking="false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solid" style:text-underline-width="auto" style:text-underline-color="font-color" fo:font-weight="normal" officeooo:rsid="00140fa6" style:text-blinking="false" style:font-style-asian="normal" style:font-weight-asian="normal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solid" style:text-underline-width="auto" style:text-underline-color="font-color" fo:font-weight="normal" officeooo:rsid="0012e898" style:text-blinking="false" style:font-style-asian="normal" style:font-weight-asian="normal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solid" style:text-underline-width="auto" style:text-underline-color="font-color" fo:font-weight="normal" style:text-blinking="false" fo:background-color="#ffffff" loext:char-shading-value="0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solid" style:text-underline-width="auto" style:text-underline-color="font-color" fo:font-weight="normal" officeooo:rsid="0012e898" style:text-blinking="false" fo:background-color="#ffffff" loext:char-shading-value="0" style:font-style-asian="normal" style:font-weight-asian="normal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italic" style:text-underline-style="none" fo:font-weight="bold" style:text-blinking="false"/>
    </style:style>
    <style:style style:name="T71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italic" style:text-underline-style="none" fo:font-weight="bold" style:text-blinking="false" style:font-weight-asian="bold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italic" style:text-underline-style="none" style:text-blinking="false"/>
    </style:style>
    <style:style style:name="T73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italic" style:text-underline-style="none" fo:font-weight="normal" style:text-blinking="false" style:font-weight-asian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italic" style:text-underline-style="none" fo:font-weight="normal" style:text-blinking="false" style:font-style-asian="italic" style:font-weight-asian="normal" style:font-style-complex="italic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italic" style:text-underline-style="none" fo:font-weight="normal" officeooo:rsid="00140fa6" style:text-blinking="false" style:font-style-asian="italic" style:font-weight-asian="normal" style:font-style-complex="italic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italic" style:text-underline-style="none" fo:font-weight="normal" officeooo:rsid="0012e898" style:text-blinking="false" style:font-style-asian="italic" style:font-weight-asian="normal" style:font-style-complex="italic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italic" style:text-underline-style="none" fo:font-weight="normal" style:text-blinking="false" fo:background-color="#ffffff" loext:char-shading-value="0" style:font-style-asian="italic" style:font-weight-asian="normal" style:font-style-complex="italic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italic" style:text-underline-style="none" fo:font-weight="normal" officeooo:rsid="0012e898" style:text-blinking="false" fo:background-color="#ffffff" loext:char-shading-value="0" style:font-style-asian="italic" style:font-weight-asian="normal" style:font-style-complex="italic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sans-serif" fo:font-size="10.5pt" fo:letter-spacing="normal" style:text-underline-style="none" fo:font-weight="normal" style:text-blinking="false" style:font-weight-asian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sans-serif" fo:font-size="10.5pt" fo:letter-spacing="normal" style:text-underline-style="none" fo:font-weight="normal" officeooo:rsid="00140fa6" style:text-blinking="false" style:font-weight-asian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sans-serif" fo:font-size="10.5pt" fo:letter-spacing="normal" style:text-underline-style="none" fo:font-weight="normal" officeooo:rsid="0012e898" style:text-blinking="false" style:font-weight-asian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sans-serif" fo:font-size="10.5pt" fo:letter-spacing="normal" style:text-underline-style="none" fo:font-weight="normal" style:text-blinking="false" fo:background-color="#ffffff" loext:char-shading-value="0" style:font-weight-asian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sans-serif" fo:font-size="10.5pt" fo:letter-spacing="normal" style:text-underline-style="none" fo:font-weight="normal" officeooo:rsid="0012e898" style:text-blinking="false" fo:background-color="#ffffff" loext:char-shading-value="0" style:font-weight-asian="normal" style:font-weight-complex="normal"/>
    </style:style>
    <style:style style:name="T84" style:family="text">
      <style:text-properties fo:font-style="italic"/>
    </style:style>
    <style:style style:name="T8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6" style:family="text">
      <style:text-properties style:text-underline-style="solid" style:text-underline-width="auto" style:text-underline-color="font-color"/>
    </style:style>
    <style:style style:name="T8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8" style:family="text">
      <style:text-properties officeooo:rsid="0015fce6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 es bash?</text:p>
      <text:p text:style-name="P1"/>
      <text:p text:style-name="P2">Es un interprete de comandos que ejecutan cierta funcion y se puede ver a traves de una ventana, la cual solo acepta texto. Bash puede leer y ejecutar ordenes desde un archivo generalmente llamado guion o script. </text:p>
      <text:p text:style-name="P2"/>
      <text:p text:style-name="P2">Con esta ventana se puede explorar o hacer muchas cosas con los archivos o directorios almacenados en el disco.</text:p>
      <text:p text:style-name="P3"><text:span text:style-name="T16"/></text:p>
      <text:p text:style-name="P5"/>
      <text:p text:style-name="P5">Que es Shell?</text:p>
      <text:p text:style-name="P5"/>
      <text:p text:style-name="P2">Es como bash, un interprete de comandos que puede ejecutar muchas acciones con directorios o el sistema operativo. </text:p>
      <text:p text:style-name="P2">Esta programa puede ser con lineas de comandos, por medio grafico o de lenguaje natural.</text:p>
      <text:p text:style-name="P4"><text:span text:style-name="T29"/></text:p>
      <text:p text:style-name="P8"><text:span text:style-name="T29">Que es Terminal?</text:span></text:p>
      <text:p text:style-name="P7"><text:span text:style-name="T42">S</text:span><text:span text:style-name="T39">e denomina terminal o consola (</text:span><text:a xlink:type="simple" xlink:href="https://es.wikipedia.org/wiki/Hardware" text:style-name="Internet_20_link" text:visited-style-name="Visited_20_Internet_20_Link"><text:span text:style-name="T33">hardware</text:span></text:a><text:span text:style-name="T39">) a un dispositivo electrónico o electromecánico que se utiliza para interactuar con un</text:span><text:span text:style-name="T40">a computadora</text:span><text:span text:style-name="T39">. El concepto de terminal suele confundirse con el de </text:span><text:a xlink:type="simple" xlink:href="https://es.wikipedia.org/wiki/Emulador_de_terminal" text:style-name="Internet_20_link" text:visited-style-name="Visited_20_Internet_20_Link"><text:span text:style-name="T33">emulador virtual</text:span></text:a><text:span text:style-name="T39">, que consiste en un programa que emula las especificaciones de un terminal estándar (p. ej. VT52, VT100, VIP, </text:span><text:a xlink:type="simple" xlink:href="https://es.wikipedia.org/wiki/IBM_3270" text:style-name="Internet_20_link" text:visited-style-name="Visited_20_Internet_20_Link"><text:span text:style-name="T33">IBM 3270</text:span></text:a><text:span text:style-name="T39">). Un terminal, por su parte, puede definirse como cada uno de los ordenadores conectados a la red. También recibe el nombre de </text:span><text:span text:style-name="T42">nodo</text:span><text:span text:style-name="T33"> </text:span><text:span text:style-name="T39">o estación de trabajo.</text:span></text:p>
      <text:p text:style-name="P8"><text:span text:style-name="T29"/></text:p>
      <text:p text:style-name="P8"><text:span text:style-name="T29">Que es Prompt?</text:span></text:p>
      <text:p text:style-name="P9"><text:span text:style-name="T41">Se llama prompt al carácter o conjunto de caracteres que se muestran en una </text:span><text:span text:style-name="T42">Linea de comandos</text:span><text:span text:style-name="T34"> </text:span><text:span text:style-name="T41">para indicar que está a la espera de órdenes. Este puede variar dependiendo del </text:span><text:span text:style-name="T35">interprete de comandos</text:span><text:span text:style-name="T5"> </text:span><text:span text:style-name="T41">y suele ser configurabl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22:25:46.766738038</meta:creation-date>
    <dc:date>2020-12-08T22:53:51.488627324</dc:date>
    <meta:editing-duration>PT17M38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10" meta:word-count="217" meta:character-count="1288" meta:non-whitespace-character-count="1079"/>
  </office:meta>
</office:document-meta>
</file>